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paragraph-rsid="0061be3c"/>
    </style:style>
    <style:style style:name="P26" style:family="paragraph" style:parent-style-name="Text_20_body">
      <style:text-properties officeooo:paragraph-rsid="00a77484"/>
    </style:style>
    <style:style style:name="P27" style:family="paragraph" style:parent-style-name="Text_20_body" style:list-style-name="L1">
      <style:text-properties officeooo:paragraph-rsid="00b21857"/>
    </style:style>
    <style:style style:name="P28" style:family="paragraph" style:parent-style-name="Text_20_body">
      <style:text-properties officeooo:paragraph-rsid="00b21857"/>
    </style:style>
    <style:style style:name="P29" style:family="paragraph" style:parent-style-name="Text_20_body" style:list-style-name="L1">
      <style:paragraph-properties fo:margin-top="0cm" fo:margin-bottom="0cm" loext:contextual-spacing="false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officeooo:paragraph-rsid="00b21857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officeooo:rsid="00b46ebb" officeooo:paragraph-rsid="00b46ebb"/>
    </style:style>
    <style:style style:name="P33" style:family="paragraph" style:list-style-name="L1">
      <style:paragraph-properties fo:margin-top="0cm" fo:margin-bottom="0cm" loext:contextual-spacing="false"/>
    </style:style>
    <style:style style:name="P34" style:family="paragraph" style:parent-style-name="Heading_20_1">
      <style:text-properties fo:language="de" fo:country="DE"/>
    </style:style>
    <style:style style:name="P35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officeooo:rsid="009612ac"/>
    </style:style>
    <style:style style:name="T72" style:family="text">
      <style:text-properties fo:color="#569cd6"/>
    </style:style>
    <style:style style:name="T73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74" style:family="text">
      <style:text-properties fo:color="#569cd6" style:font-name="Consolas" fo:font-size="5.25pt" fo:language="de" fo:country="DE" fo:font-weight="normal" fo:background-color="#1e1e1e" loext:char-shading-value="0"/>
    </style:style>
    <style:style style:name="T75" style:family="text">
      <style:text-properties fo:color="#569cd6" style:font-name="Consolas" fo:font-size="5.25pt" fo:language="de" fo:country="DE" fo:font-weight="normal" officeooo:rsid="00b272d0" fo:background-color="#1e1e1e" loext:char-shading-value="0"/>
    </style:style>
    <style:style style:name="T76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77" style:family="text">
      <style:text-properties fo:color="#d4d4d4" style:font-name="Consolas" fo:font-size="5.25pt" fo:language="de" fo:country="DE" fo:font-weight="normal" fo:background-color="#1e1e1e" loext:char-shading-value="0"/>
    </style:style>
    <style:style style:name="T78" style:family="text">
      <style:text-properties fo:color="#d4d4d4" style:font-name="Consolas" fo:font-size="5.25pt" fo:language="de" fo:country="DE" fo:font-weight="normal" officeooo:rsid="00b272d0" fo:background-color="#1e1e1e" loext:char-shading-value="0"/>
    </style:style>
    <style:style style:name="T79" style:family="text">
      <style:text-properties fo:color="#9cdcfe"/>
    </style:style>
    <style:style style:name="T80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1" style:family="text">
      <style:text-properties fo:color="#9cdcfe" style:font-name="Consolas" fo:font-size="5.25pt" fo:language="de" fo:country="DE" fo:font-weight="normal" fo:background-color="#1e1e1e" loext:char-shading-value="0"/>
    </style:style>
    <style:style style:name="T82" style:family="text">
      <style:text-properties fo:color="#9cdcfe" style:font-name="Consolas" fo:font-size="5.25pt" fo:language="de" fo:country="DE" fo:font-weight="normal" officeooo:rsid="00b272d0" fo:background-color="#1e1e1e" loext:char-shading-value="0"/>
    </style:style>
    <style:style style:name="T83" style:family="text">
      <style:text-properties fo:color="#ce9178"/>
    </style:style>
    <style:style style:name="T84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5" style:family="text">
      <style:text-properties fo:color="#ce9178" style:font-name="Consolas" fo:font-size="5.25pt" fo:language="de" fo:country="DE" fo:font-weight="normal" officeooo:rsid="00b272d0" fo:background-color="#1e1e1e" loext:char-shading-value="0"/>
    </style:style>
    <style:style style:name="T86" style:family="text">
      <style:text-properties fo:color="#c586c0" style:font-name="Consolas" fo:font-size="5.25pt" fo:language="de" fo:country="DE" fo:font-weight="normal" officeooo:rsid="00b272d0" fo:background-color="#1e1e1e" loext:char-shading-value="0"/>
    </style:style>
    <style:style style:name="T87" style:family="text">
      <style:text-properties officeooo:rsid="00b46ebb"/>
    </style:style>
    <style:style style:name="T88" style:family="text">
      <style:text-properties fo:color="#dcdcaa"/>
    </style:style>
    <style:style style:name="T89" style:family="text">
      <style:text-properties fo:color="#dcdcaa" style:font-name="Consolas" fo:font-size="5.25pt" fo:language="de" fo:country="DE" fo:font-weight="normal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Ziel</text:h>
      <text:p text:style-name="P1">Sprachlehrer-Webseite für mich</text:p>
      <text:h text:style-name="P35" text:outline-level="1">Schritte</text:h>
      <text:list xml:id="list4184039942" text:style-name="L1">
        <text:list-header>
          <text:p text:style-name="P27"><text:span text:style-name="T61"/></text:p>
        </text:list-header>
      </text:list>
      <text:p text:style-name="P28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text:tab/><text:tab/><text:tab/><text:tab/><text:tab/><text:tab/>v</text:span><text:span text:style-name="T63"><text:line-break/></text:span><text:span text:style-name="T68">--Logindaten abfragen (mit Dummy-Antwort), an /auth weiterleiten</text:span><text:span text:style-name="T63"><text:line-break/></text:span><text:span text:style-name="T64">-Beispielcode (vue-auth-example):</text:span></text:p>
      <text:list xml:id="list140957165503108" text:continue-numbering="true" text:style-name="L1">
        <text:list-item>
          <text:p text:style-name="P30"><text:span text:style-name="T64">app.vue:</text:span></text:p>
          <text:list>
            <text:list-item>
              <text:p text:style-name="P30"><text:span text:style-name="T64">created(): if authenticated then dispatch user request</text:span></text:p>
            </text:list-item>
          </text:list>
        </text:list-item>
        <text:list-item>
          <text:p text:style-name="P30"><text:span text:style-name="T64">home/index.vue: </text:span></text:p>
          <text:list>
            <text:list-item>
              <text:p text:style-name="P31"><text:span text:style-name="T64">&lt;template&gt;: If not authenticated, then show introductory message</text:span></text:p>
            </text:list-item>
            <text:list-item>
              <text:p text:style-name="P31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2"><text:span text:style-name="T31">login/index.vue:</text:span></text:p>
          <text:list>
            <text:list-item>
              <text:p text:style-name="P29"><text:span text:style-name="T67">login(): </text:span><text:span text:style-name="T31">this.$store.dispatch(AUTH_REQUEST, { username, password }).then(() =&gt; {<text:line-break/></text:span>this.$router.push('/')<text:span text:style-name="T87">....</text:span></text:p>
            </text:list-item>
          </text:list>
        </text:list-item>
        <text:list-item>
          <text:p text:style-name="P29"/>
          <text:list>
            <text:list-item>
              <text:p text:style-name="P32"><text:span text:style-name="T31"/></text:p>
            </text:list-item>
            <text:list-item>
              <text:p text:style-name="P31"><text:span text:style-name="T64">--</text:span></text:p>
            </text:list-item>
          </text:list>
        </text:list-item>
      </text:list>
      <text:p text:style-name="P26"><text:span text:style-name="T61"/></text:p>
      <text:p text:style-name="P26"><text:span text:style-name="T61"/></text:p>
      <text:p text:style-name="P26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oft-page-break/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73">input</text:span><text:span text:style-name="T76"> </text:span><text:span text:style-name="T80">type</text:span><text:span text:style-name="T76">=</text:span><text:span text:style-name="T84">"checkbox"</text:span><text:span text:style-name="T76"> </text:span><text:span text:style-name="T80">:value</text:span><text:span text:style-name="T76">="</text:span><text:span text:style-name="T80">vocab</text:span><text:span text:style-name="T76">.</text:span><text:span text:style-name="T80">german</text:span><text:span text:style-name="T76">" </text:span><text:span text:style-name="T80">v-model</text:span><text:span text:style-name="T76">="</text:span><text:span text:style-name="T80">selected</text:span><text:span text:style-name="T76">"<text:line-break/></text:span><text:span text:style-name="T71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5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4"><text:soft-page-break/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<text:soft-page-break/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<text:soft-page-break/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02T14:09:56.053000000</dc:date>
    <meta:editing-duration>P28DT6H12M36S</meta:editing-duration>
    <meta:editing-cycles>164</meta:editing-cycles>
    <meta:document-statistic meta:table-count="0" meta:image-count="0" meta:object-count="0" meta:page-count="5" meta:paragraph-count="41" meta:word-count="708" meta:character-count="5447" meta:non-whitespace-character-count="4346"/>
  </office:meta>
</office:document-meta>
</file>